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table:style-name="Default" office:value-type="string" calcext:value-type="string">
            <text:p>Functional group</text:p>
          </table:table-cell>
          <table:table-cell table:style-name="Default" office:value-type="string" calcext:value-type="string">
            <text:p>H_Xe [mmol/g-bar]</text:p>
          </table:table-cell>
        </table:table-row>
        <table:table-row table:style-name="ro1">
          <table:table-cell office:value-type="string" calcext:value-type="string">
            <text:p>Parent MOF</text:p>
          </table:table-cell>
          <table:table-cell office:value-type="float" office:value="76.5362662706882" calcext:value-type="float">
            <text:p>76.5362662706882</text:p>
          </table:table-cell>
        </table:table-row>
        <table:table-row table:style-name="ro1">
          <table:table-cell office:value-type="string" calcext:value-type="string">
            <text:p>m-Br</text:p>
          </table:table-cell>
          <table:table-cell office:value-type="float" office:value="20.8275580671106" calcext:value-type="float">
            <text:p>20.8275580671106</text:p>
          </table:table-cell>
        </table:table-row>
        <table:table-row table:style-name="ro1">
          <table:table-cell office:value-type="string" calcext:value-type="string">
            <text:p>m-CH$_2$-CH$_3$</text:p>
          </table:table-cell>
          <table:table-cell office:value-type="float" office:value="13.3906302085753" calcext:value-type="float">
            <text:p>13.3906302085753</text:p>
          </table:table-cell>
        </table:table-row>
        <table:table-row table:style-name="ro1">
          <table:table-cell office:value-type="string" calcext:value-type="string">
            <text:p>m-CH$_3$</text:p>
          </table:table-cell>
          <table:table-cell office:value-type="float" office:value="189.197991082095" calcext:value-type="float">
            <text:p>189.197991082095</text:p>
          </table:table-cell>
        </table:table-row>
        <table:table-row table:style-name="ro1">
          <table:table-cell office:value-type="string" calcext:value-type="string">
            <text:p>m-Cl</text:p>
          </table:table-cell>
          <table:table-cell office:value-type="float" office:value="111.730356367273" calcext:value-type="float">
            <text:p>111.730356367273</text:p>
          </table:table-cell>
        </table:table-row>
        <table:table-row table:style-name="ro1">
          <table:table-cell office:value-type="string" calcext:value-type="string">
            <text:p>m-C≡CH</text:p>
          </table:table-cell>
          <table:table-cell office:value-type="float" office:value="73.6085496216627" calcext:value-type="float">
            <text:p>73.6085496216627</text:p>
          </table:table-cell>
        </table:table-row>
        <table:table-row table:style-name="ro1">
          <table:table-cell office:value-type="string" calcext:value-type="string">
            <text:p>m-C≡N</text:p>
          </table:table-cell>
          <table:table-cell office:value-type="float" office:value="40.1482864809119" calcext:value-type="float">
            <text:p>40.1482864809119</text:p>
          </table:table-cell>
        </table:table-row>
        <table:table-row table:style-name="ro1">
          <table:table-cell office:value-type="string" calcext:value-type="string">
            <text:p>m-F</text:p>
          </table:table-cell>
          <table:table-cell office:value-type="float" office:value="80.4296969097102" calcext:value-type="float">
            <text:p>80.4296969097102</text:p>
          </table:table-cell>
        </table:table-row>
        <table:table-row table:style-name="ro1">
          <table:table-cell office:value-type="string" calcext:value-type="string">
            <text:p>m-N=C=O</text:p>
          </table:table-cell>
          <table:table-cell office:value-type="float" office:value="0.505136011222547" calcext:value-type="float">
            <text:p>0.505136011222547</text:p>
          </table:table-cell>
        </table:table-row>
        <table:table-row table:style-name="ro1">
          <table:table-cell office:value-type="string" calcext:value-type="string">
            <text:p>m-NH$_2$</text:p>
          </table:table-cell>
          <table:table-cell office:value-type="float" office:value="213.659978607405" calcext:value-type="float">
            <text:p>213.659978607405</text:p>
          </table:table-cell>
        </table:table-row>
        <table:table-row table:style-name="ro1">
          <table:table-cell office:value-type="string" calcext:value-type="string">
            <text:p>m-O-CH$_3$</text:p>
          </table:table-cell>
          <table:table-cell office:value-type="float" office:value="0.0343487094081011" calcext:value-type="float">
            <text:p>0.034348709408101</text:p>
          </table:table-cell>
        </table:table-row>
        <table:table-row table:style-name="ro1">
          <table:table-cell office:value-type="string" calcext:value-type="string">
            <text:p>m-O-C≡N</text:p>
          </table:table-cell>
          <table:table-cell office:value-type="float" office:value="46.2913602583412" calcext:value-type="float">
            <text:p>46.2913602583412</text:p>
          </table:table-cell>
        </table:table-row>
        <table:table-row table:style-name="ro1">
          <table:table-cell office:value-type="string" calcext:value-type="string">
            <text:p>m-OH</text:p>
          </table:table-cell>
          <table:table-cell office:value-type="float" office:value="140.598646407547" calcext:value-type="float">
            <text:p>140.598646407547</text:p>
          </table:table-cell>
        </table:table-row>
        <table:table-row table:style-name="ro1">
          <table:table-cell office:value-type="string" calcext:value-type="string">
            <text:p>o-Br</text:p>
          </table:table-cell>
          <table:table-cell office:value-type="float" office:value="26.4523916495988" calcext:value-type="float">
            <text:p>26.4523916495988</text:p>
          </table:table-cell>
        </table:table-row>
        <table:table-row table:style-name="ro1">
          <table:table-cell office:value-type="string" calcext:value-type="string">
            <text:p>o-CH$_3$</text:p>
          </table:table-cell>
          <table:table-cell office:value-type="float" office:value="127.555885848921" calcext:value-type="float">
            <text:p>127.555885848921</text:p>
          </table:table-cell>
        </table:table-row>
        <table:table-row table:style-name="ro1">
          <table:table-cell office:value-type="string" calcext:value-type="string">
            <text:p>o-Cl</text:p>
          </table:table-cell>
          <table:table-cell office:value-type="float" office:value="59.2628968940909" calcext:value-type="float">
            <text:p>59.2628968940909</text:p>
          </table:table-cell>
        </table:table-row>
        <table:table-row table:style-name="ro1">
          <table:table-cell office:value-type="string" calcext:value-type="string">
            <text:p>o-C≡CH</text:p>
          </table:table-cell>
          <table:table-cell office:value-type="float" office:value="0.967309497886422" calcext:value-type="float">
            <text:p>0.967309497886422</text:p>
          </table:table-cell>
        </table:table-row>
        <table:table-row table:style-name="ro1">
          <table:table-cell office:value-type="string" calcext:value-type="string">
            <text:p>o-C≡N</text:p>
          </table:table-cell>
          <table:table-cell office:value-type="float" office:value="51.5368209445725" calcext:value-type="float">
            <text:p>51.5368209445725</text:p>
          </table:table-cell>
        </table:table-row>
        <table:table-row table:style-name="ro1">
          <table:table-cell office:value-type="string" calcext:value-type="string">
            <text:p>o-F</text:p>
          </table:table-cell>
          <table:table-cell office:value-type="float" office:value="63.4429510583778" calcext:value-type="float">
            <text:p>63.4429510583778</text:p>
          </table:table-cell>
        </table:table-row>
        <table:table-row table:style-name="ro1">
          <table:table-cell office:value-type="string" calcext:value-type="string">
            <text:p>o-N=C=O</text:p>
          </table:table-cell>
          <table:table-cell office:value-type="float" office:value="0.0823126172720105" calcext:value-type="float">
            <text:p>0.082312617272011</text:p>
          </table:table-cell>
        </table:table-row>
        <table:table-row table:style-name="ro1">
          <table:table-cell office:value-type="string" calcext:value-type="string">
            <text:p>o-NH$_2$</text:p>
          </table:table-cell>
          <table:table-cell office:value-type="float" office:value="152.006983010852" calcext:value-type="float">
            <text:p>152.006983010852</text:p>
          </table:table-cell>
        </table:table-row>
        <table:table-row table:style-name="ro1">
          <table:table-cell office:value-type="string" calcext:value-type="string">
            <text:p>o-OH</text:p>
          </table:table-cell>
          <table:table-cell office:value-type="float" office:value="94.9743316617908" calcext:value-type="float">
            <text:p>94.9743316617908</text:p>
          </table:table-cell>
        </table:table-row>
        <table:table-row table:style-name="ro1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9:39:30.774535408</meta:creation-date>
    <dc:date>2021-12-14T09:45:11.993596240</dc:date>
    <meta:editing-duration>PT5M40S</meta:editing-duration>
    <meta:editing-cycles>2</meta:editing-cycles>
    <meta:generator>LibreOffice/6.4.7.2$Linux_X86_64 LibreOffice_project/40$Build-2</meta:generator>
    <meta:document-statistic meta:table-count="1" meta:cell-count="46" meta:object-count="0"/>
  </office:meta>
</office:document-meta>
</file>